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fo:font-size="28pt" fo:font-weight="bold" officeooo:rsid="000c10cc" officeooo:paragraph-rsid="000c10cc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28pt" fo:font-weight="bold" officeooo:rsid="000c10cc" officeooo:paragraph-rsid="000c8013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40pt" fo:font-weight="bold" officeooo:rsid="000c10cc" officeooo:paragraph-rsid="000c10cc" style:font-size-asian="40pt" style:font-weight-asian="bold" style:font-size-complex="40pt" style:font-weight-complex="bold"/>
    </style:style>
    <style:style style:name="P4" style:family="paragraph" style:parent-style-name="Standard">
      <style:text-properties fo:font-size="20pt" fo:font-weight="bold" officeooo:rsid="000c10cc" officeooo:paragraph-rsid="000c8013" style:font-size-asian="20pt" style:font-weight-asian="bold" style:font-size-complex="20pt" style:font-weight-complex="bold"/>
    </style:style>
    <style:style style:name="T1" style:family="text">
      <style:text-properties officeooo:rsid="000c80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hy you should not gamble?</text:p>
      <text:p text:style-name="P1"/>
      <text:p text:style-name="P1">Flipping a coin:</text:p>
      <text:p text:style-name="P1"/>
      <text:p text:style-name="P1">Probability of Winning = 0.5</text:p>
      <text:p text:style-name="P1"/>
      <text:p text:style-name="P2">Playing the 6-digit lotto: </text:p>
      <text:p text:style-name="P2"/>
      <text:p text:style-name="P4"><text:span text:style-name="T1">(We assume order of the 6-digits matters.)</text:span></text:p>
      <text:p text:style-name="P1"/>
      <text:p text:style-name="P1">Probability of Winning = 0.000001</text:p>
      <text:p text:style-name="P1"/>
      <text:p text:style-name="P1">Will anyone win the 6-digit lotto today? </text:p>
      <text:p text:style-name="P1"/>
      <text:p text:style-name="P1">Probably not. <text:s/></text:p>
      <text:p text:style-name="P1"/>
      <text:p text:style-name="P1">Keep your money for something el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23:31:59.101054027</meta:creation-date>
    <dc:date>2017-10-28T06:23:48.037139704</dc:date>
    <meta:editing-duration>PT6H51M50S</meta:editing-duration>
    <meta:editing-cycles>2</meta:editing-cycles>
    <meta:generator>LibreOffice/5.2.7.2$Linux_X86_64 LibreOffice_project/20m0$Build-2</meta:generator>
    <meta:print-date>2017-10-27T23:35:20.340396002</meta:print-date>
    <meta:document-statistic meta:table-count="0" meta:image-count="0" meta:object-count="0" meta:page-count="1" meta:paragraph-count="9" meta:word-count="44" meta:character-count="263" meta:non-whitespace-character-count="224"/>
  </office:meta>
</office:document-meta>
</file>